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d6a833" officeooo:paragraph-rsid="001ad2b2"/>
    </style:style>
    <style:style style:name="P4" style:family="paragraph" style:parent-style-name="Standard">
      <style:text-properties fo:font-weight="bold" officeooo:rsid="006056ea" officeooo:paragraph-rsid="00578d37" style:font-weight-asian="bold" style:font-weight-complex="bold"/>
    </style:style>
    <style:style style:name="P5" style:family="paragraph" style:parent-style-name="Standard">
      <style:text-properties officeooo:rsid="006056ea" officeooo:paragraph-rsid="0054fe69"/>
    </style:style>
    <style:style style:name="P6" style:family="paragraph" style:parent-style-name="Standard">
      <style:text-properties officeooo:rsid="006056ea" officeooo:paragraph-rsid="00552c2e"/>
    </style:style>
    <style:style style:name="P7" style:family="paragraph" style:parent-style-name="Standard">
      <style:text-properties officeooo:rsid="006244fd" officeooo:paragraph-rsid="0054fe69"/>
    </style:style>
    <style:style style:name="P8" style:family="paragraph" style:parent-style-name="Standard">
      <style:text-properties officeooo:rsid="006056ea" officeooo:paragraph-rsid="0054fe69"/>
    </style:style>
    <style:style style:name="P9" style:family="paragraph" style:parent-style-name="Standard">
      <style:text-properties officeooo:rsid="006056ea" officeooo:paragraph-rsid="005cc1a1"/>
    </style:style>
    <style:style style:name="P10" style:family="paragraph" style:parent-style-name="Standard">
      <style:text-properties officeooo:rsid="00299a37" officeooo:paragraph-rsid="005cc1a1"/>
    </style:style>
    <style:style style:name="P11" style:family="paragraph" style:parent-style-name="Standard">
      <style:text-properties fo:font-size="13pt" fo:font-weight="bold" officeooo:rsid="00559535" officeooo:paragraph-rsid="005cc1a1" style:font-size-asian="13pt" style:font-weight-asian="bold" style:font-size-complex="13pt" style:font-weight-complex="bold"/>
    </style:style>
    <style:style style:name="P12" style:family="paragraph" style:parent-style-name="Standard">
      <style:paragraph-properties fo:break-before="page"/>
      <style:text-properties fo:font-size="13pt" fo:font-weight="bold" officeooo:rsid="00559535" officeooo:paragraph-rsid="005cc1a1" style:font-size-asian="13pt" style:font-weight-asian="bold" style:font-size-complex="13pt" style:font-weight-complex="bold"/>
    </style:style>
    <style:style style:name="P13" style:family="paragraph" style:parent-style-name="Standard">
      <style:text-properties fo:font-weight="bold" officeooo:rsid="006056ea" officeooo:paragraph-rsid="005cc1a1" style:font-weight-asian="bold" style:font-weight-complex="bold"/>
    </style:style>
    <style:style style:name="P14" style:family="paragraph" style:parent-style-name="Standard">
      <style:text-properties officeooo:rsid="006244fd" officeooo:paragraph-rsid="005cc1a1"/>
    </style:style>
    <style:style style:name="P15" style:family="paragraph" style:parent-style-name="Standard">
      <style:text-properties officeooo:rsid="0062c0f0" officeooo:paragraph-rsid="005cc1a1"/>
    </style:style>
    <style:style style:name="P16" style:family="paragraph" style:parent-style-name="Standard">
      <style:text-properties officeooo:rsid="00d6a833" officeooo:paragraph-rsid="005cc1a1"/>
    </style:style>
    <style:style style:name="T1" style:family="text">
      <style:text-properties officeooo:rsid="005b11b3"/>
    </style:style>
    <style:style style:name="T2" style:family="text">
      <style:text-properties fo:font-style="italic" officeooo:rsid="0054a54d" style:font-style-asian="italic" style:font-style-complex="italic"/>
    </style:style>
    <style:style style:name="T3" style:family="text">
      <style:text-properties fo:font-style="italic" officeooo:rsid="00558a16" style:font-style-asian="italic" style:font-style-complex="italic"/>
    </style:style>
    <style:style style:name="T4" style:family="text">
      <style:text-properties fo:font-style="italic" officeooo:rsid="00578d37" style:font-style-asian="italic" style:font-style-complex="italic"/>
    </style:style>
    <style:style style:name="T5" style:family="text">
      <style:text-properties fo:font-style="italic" officeooo:rsid="005b11b3" style:font-style-asian="italic" style:font-style-complex="italic"/>
    </style:style>
    <style:style style:name="T6" style:family="text">
      <style:text-properties officeooo:rsid="006244fd"/>
    </style:style>
    <style:style style:name="T7" style:family="text">
      <style:text-properties officeooo:rsid="00650f39"/>
    </style:style>
    <style:style style:name="T8" style:family="text">
      <style:text-properties officeooo:rsid="005f9ff5"/>
    </style:style>
    <style:style style:name="T9" style:family="text">
      <style:text-properties officeooo:rsid="0054fe69"/>
    </style:style>
    <style:style style:name="T10" style:family="text">
      <style:text-properties officeooo:rsid="00558a16"/>
    </style:style>
    <style:style style:name="T11" style:family="text">
      <style:text-properties officeooo:rsid="007ed148"/>
    </style:style>
    <style:style style:name="T12" style:family="text">
      <style:text-properties officeooo:rsid="005cc1a1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5">I</text:span><text:span text:style-name="T2">-</text:span><text:span text:style-name="T5">Démo</text:span><text:span text:style-name="T2">nstration </text:span><text:span text:style-name="T3">des formules </text:span><text:span text:style-name="T4">de la forme canonique</text:span> :</text:p>
      <text:p text:style-name="P4"/>
      <text:p text:style-name="P5"><draw:frame draw:style-name="fr2" draw:name="Objet39" text:anchor-type="as-char" svg:y="-0.51cm" svg:width="3.769cm" svg:height="0.663cm" draw:z-index="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5"><draw:frame draw:style-name="fr2" draw:name="Objet40" text:anchor-type="as-char" svg:y="-0.875cm" svg:width="6.003cm" svg:height="1.469cm" draw:z-index="1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5">On constate <text:span text:style-name="T9">que </text:span><text:span text:style-name="T9"><draw:frame draw:style-name="fr2" draw:name="Objet14" text:anchor-type="as-char" svg:y="-0.75cm" svg:width="1.893cm" svg:height="1.258cm" draw:z-index="1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9">est l</text:span>e début de l’une identité remarquable  <text:span text:style-name="T9">de type</text:span><text:span text:style-name="T9"><draw:frame draw:style-name="fr2" draw:name="Objet26" text:anchor-type="as-char" svg:y="-0.437cm" svg:width="5.011cm" svg:height="0.568cm" draw:z-index="1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9"> </text:span></text:p>
      <text:p text:style-name="P5"><draw:frame draw:style-name="fr2" draw:name="Objet47" text:anchor-type="as-char" svg:y="-0.875cm" svg:width="7.916cm" svg:height="1.469cm" draw:z-index="2"><draw:object xlink:href="./Object 35" xlink:type="simple" xlink:show="embed" xlink:actuate="onLoad"/><draw:image xlink:href="./ObjectReplacements/Object 35" xlink:type="simple" xlink:show="embed" xlink:actuate="onLoad"/><svg:desc>formule</svg:desc></draw:frame><draw:frame draw:style-name="fr2" draw:name="Objet48" text:anchor-type="as-char" svg:y="-0.875cm" svg:width="6.378cm" svg:height="1.469cm" draw:z-index="3"><draw:object xlink:href="./Object 36" xlink:type="simple" xlink:show="embed" xlink:actuate="onLoad"/><draw:image xlink:href="./ObjectReplacements/Object 36" xlink:type="simple" xlink:show="embed" xlink:actuate="onLoad"/><svg:desc>formule</svg:desc></draw:frame><text:s/><text:span text:style-name="T6"><text:s/></text:span><text:span text:style-name="T6"><draw:frame draw:style-name="fr2" draw:name="Objet49" text:anchor-type="as-char" svg:y="-0.875cm" svg:width="6.364cm" svg:height="1.469cm" draw:z-index="4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<text:p text:style-name="P5"/>
      <text:p text:style-name="P7">En remplaçant <text:s/><draw:frame draw:style-name="fr2" draw:name="Objet50" text:anchor-type="as-char" svg:y="-0.67cm" svg:width="1.603cm" svg:height="1.08cm" draw:z-index="5"><draw:object xlink:href="./Object 38" xlink:type="simple" xlink:show="embed" xlink:actuate="onLoad"/><draw:image xlink:href="./ObjectReplacements/Object 38" xlink:type="simple" xlink:show="embed" xlink:actuate="onLoad"/><svg:desc>formule</svg:desc></draw:frame>de l’expression <draw:frame draw:style-name="fr2" draw:name="Objet51" text:anchor-type="as-char" svg:y="-0.407cm" svg:width="0.737cm" svg:height="0.506cm" draw:z-index="6"><draw:object xlink:href="./Object 39" xlink:type="simple" xlink:show="embed" xlink:actuate="onLoad"/><draw:image xlink:href="./ObjectReplacements/Object 39" xlink:type="simple" xlink:show="embed" xlink:actuate="onLoad"/><svg:desc>formule</svg:desc></draw:frame>par sa valeur dans l’expression <draw:frame draw:style-name="fr2" draw:name="Objet52" text:anchor-type="as-char" svg:y="-0.407cm" svg:width="0.737cm" svg:height="0.506cm" draw:z-index="7"><draw:object xlink:href="./Object 40" xlink:type="simple" xlink:show="embed" xlink:actuate="onLoad"/><draw:image xlink:href="./ObjectReplacements/Object 40" xlink:type="simple" xlink:show="embed" xlink:actuate="onLoad"/><svg:desc>formule</svg:desc></draw:frame>, on obtient</text:p>
      <text:p text:style-name="P7"/>
      <text:p text:style-name="P6"><draw:frame draw:style-name="fr2" draw:name="Objet53" text:anchor-type="as-char" svg:y="-1.018cm" svg:width="5.766cm" svg:height="1.774cm" draw:z-index="8"><draw:object xlink:href="./Object 41" xlink:type="simple" xlink:show="embed" xlink:actuate="onLoad"/><draw:image xlink:href="./ObjectReplacements/Object 41" xlink:type="simple" xlink:show="embed" xlink:actuate="onLoad"/><svg:desc>formule</svg:desc></draw:frame><text:span text:style-name="T6">soit </text:span><text:span text:style-name="T6"><draw:frame draw:style-name="fr2" draw:name="Objet54" text:anchor-type="as-char" svg:y="-0.905cm" svg:width="6.72cm" svg:height="1.549cm" draw:z-index="9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6"><draw:frame draw:style-name="fr2" draw:name="Objet27" text:anchor-type="as-char" svg:y="-0.811cm" svg:width="5.861cm" svg:height="1.362cm" draw:z-index="13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6"><draw:frame draw:style-name="fr2" draw:name="Objet29" text:anchor-type="as-char" svg:y="-0.91cm" svg:width="7.421cm" svg:height="1.559cm" draw:z-index="14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6"/>
      <text:p text:style-name="P5"><text:span text:style-name="T10">En posant </text:span><text:span text:style-name="T7"><text:s/></text:span><text:span text:style-name="T8"><text:s/></text:span><text:span text:style-name="T8"><draw:frame draw:style-name="fr3" draw:name="Objet65" text:anchor-type="as-char" svg:y="-0.72cm" svg:width="2.016cm" svg:height="1.178cm" draw:z-index="10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8"><text:s text:c="2"/></text:span><text:span text:style-name="T10">et <text:s/></text:span><text:span text:style-name="T10"><draw:frame draw:style-name="fr3" draw:name="Objet30" text:anchor-type="as-char" svg:y="-0.785cm" svg:width="2.554cm" svg:height="1.244cm" draw:z-index="1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0">, on a <text:s/></text:span><text:span text:style-name="T10"><draw:frame draw:style-name="fr1" draw:name="Objet32" text:anchor-type="as-char" svg:y="-0.598cm" svg:width="7.5cm" svg:height="0.813cm" draw:z-index="16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0"><text:s/></text:span></text:p>
      <text:p text:style-name="P5"/>
      <text:p text:style-name="P5"/>
      <text:p text:style-name="P11"/>
      <text:p text:style-name="P12"/>
      <text:p text:style-name="P13"><text:span text:style-name="T11">I</text:span><text:span text:style-name="T12">I</text:span><text:span text:style-name="T11">-</text:span>Démonstration <text:span text:style-name="T11">de formule du discriminant</text:span>:</text:p>
      <text:p text:style-name="P13"/>
      <text:p text:style-name="P9"><draw:frame draw:style-name="fr2" draw:name="Objet1" text:anchor-type="as-char" svg:y="-0.51cm" svg:width="3.055cm" svg:height="0.616cm" draw:z-index="17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9"><draw:frame draw:style-name="fr2" draw:name="Objet2" text:anchor-type="as-char" svg:y="-0.875cm" svg:width="3.896cm" svg:height="1.469cm" draw:z-index="18"><draw:object xlink:href="./Object 2" xlink:type="simple" xlink:show="embed" xlink:actuate="onLoad"/><draw:image xlink:href="./ObjectReplacements/Object 2" xlink:type="simple" xlink:show="embed" xlink:actuate="onLoad"/><svg:desc>formule</svg:desc></draw:frame><text:s/>Factorisation de <text:s/><draw:frame draw:style-name="fr2" draw:name="Objet41" text:anchor-type="as-char" svg:y="-0.439cm" svg:width="0.476cm" svg:height="0.547cm" draw:z-index="19"><draw:object xlink:href="./Object 3" xlink:type="simple" xlink:show="embed" xlink:actuate="onLoad"/><draw:image xlink:href="./ObjectReplacements/Object 3" xlink:type="simple" xlink:show="embed" xlink:actuate="onLoad"/><svg:desc>formule</svg:desc></draw:frame>et on obtient un produit nul avec <draw:frame draw:style-name="fr2" draw:name="Objet42" text:anchor-type="as-char" svg:y="-0.439cm" svg:width="1.168cm" svg:height="0.547cm" draw:z-index="20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9"/>
      <text:p text:style-name="P9"><draw:frame draw:style-name="fr2" draw:name="Objet43" text:anchor-type="as-char" svg:y="-0.721cm" svg:width="4.152cm" svg:height="1.162cm" draw:z-index="21"><draw:object xlink:href="./Object 5" xlink:type="simple" xlink:show="embed" xlink:actuate="onLoad"/><draw:image xlink:href="./ObjectReplacements/Object 5" xlink:type="simple" xlink:show="embed" xlink:actuate="onLoad"/><svg:desc>formule</svg:desc></draw:frame><text:s/></text:p>
      <text:p text:style-name="P9">On constate le début de l’une identité remarquable :</text:p>
      <text:p text:style-name="P9"><draw:frame draw:style-name="fr2" draw:name="Objet44" text:anchor-type="as-char" svg:y="-0.51cm" svg:width="5.211cm" svg:height="0.663cm" draw:z-index="22"><draw:object xlink:href="./Object 6" xlink:type="simple" xlink:show="embed" xlink:actuate="onLoad"/><draw:image xlink:href="./ObjectReplacements/Object 6" xlink:type="simple" xlink:show="embed" xlink:actuate="onLoad"/><svg:desc>formule</svg:desc></draw:frame><text:s text:c="2"/>avec <text:s/><draw:frame draw:style-name="fr2" draw:name="Objet45" text:anchor-type="as-char" svg:y="-0.721cm" svg:width="1.656cm" svg:height="1.162cm" draw:z-index="23"><draw:object xlink:href="./Object 7" xlink:type="simple" xlink:show="embed" xlink:actuate="onLoad"/><draw:image xlink:href="./ObjectReplacements/Object 7" xlink:type="simple" xlink:show="embed" xlink:actuate="onLoad"/><svg:desc>formule</svg:desc></draw:frame>donc <draw:frame draw:style-name="fr2" draw:name="Objet46" text:anchor-type="as-char" svg:y="-0.721cm" svg:width="1.656cm" svg:height="1.162cm" draw:z-index="24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9"><draw:frame draw:style-name="fr2" draw:name="Objet3" text:anchor-type="as-char" svg:y="-0.875cm" svg:width="7.916cm" svg:height="1.469cm" draw:z-index="25"><draw:object xlink:href="./Object 9" xlink:type="simple" xlink:show="embed" xlink:actuate="onLoad"/><draw:image xlink:href="./ObjectReplacements/Object 9" xlink:type="simple" xlink:show="embed" xlink:actuate="onLoad"/><svg:desc>formule</svg:desc></draw:frame><draw:frame draw:style-name="fr2" draw:name="Objet4" text:anchor-type="as-char" svg:y="-0.875cm" svg:width="6.378cm" svg:height="1.469cm" draw:z-index="26"><draw:object xlink:href="./Object 10" xlink:type="simple" xlink:show="embed" xlink:actuate="onLoad"/><draw:image xlink:href="./ObjectReplacements/Object 10" xlink:type="simple" xlink:show="embed" xlink:actuate="onLoad"/><svg:desc>formule</svg:desc></draw:frame><text:s/><text:span text:style-name="T6"><text:s/></text:span><text:span text:style-name="T6"><draw:frame draw:style-name="fr2" draw:name="Objet5" text:anchor-type="as-char" svg:y="-0.875cm" svg:width="6.364cm" svg:height="1.469cm" draw:z-index="27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<text:p text:style-name="P9"/>
      <text:p text:style-name="P14">En remplaçant <text:s/><draw:frame draw:style-name="fr2" draw:name="Objet6" text:anchor-type="as-char" svg:y="-0.721cm" svg:width="1.711cm" svg:height="1.162cm" draw:z-index="28"><draw:object xlink:href="./Object 12" xlink:type="simple" xlink:show="embed" xlink:actuate="onLoad"/><draw:image xlink:href="./ObjectReplacements/Object 12" xlink:type="simple" xlink:show="embed" xlink:actuate="onLoad"/><svg:desc>formule</svg:desc></draw:frame>de l’expression <draw:frame draw:style-name="fr2" draw:name="Objet7" text:anchor-type="as-char" svg:y="-0.439cm" svg:width="0.78cm" svg:height="0.547cm" draw:z-index="29"><draw:object xlink:href="./Object 13" xlink:type="simple" xlink:show="embed" xlink:actuate="onLoad"/><draw:image xlink:href="./ObjectReplacements/Object 13" xlink:type="simple" xlink:show="embed" xlink:actuate="onLoad"/><svg:desc>formule</svg:desc></draw:frame>par sa valeur dans l’expression <draw:frame draw:style-name="fr2" draw:name="Objet8" text:anchor-type="as-char" svg:y="-0.439cm" svg:width="0.78cm" svg:height="0.547cm" draw:z-index="30"><draw:object xlink:href="./Object 15" xlink:type="simple" xlink:show="embed" xlink:actuate="onLoad"/><draw:image xlink:href="./ObjectReplacements/Object 15" xlink:type="simple" xlink:show="embed" xlink:actuate="onLoad"/><svg:desc>formule</svg:desc></draw:frame>, on obtient</text:p>
      <text:p text:style-name="P14"/>
      <text:p text:style-name="P9"><draw:frame draw:style-name="fr2" draw:name="Objet9" text:anchor-type="as-char" svg:y="-0.875cm" svg:width="4.842cm" svg:height="1.469cm" draw:z-index="31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6">soit </text:span><text:span text:style-name="T6"><draw:frame draw:style-name="fr2" draw:name="Objet10" text:anchor-type="as-char" svg:y="-0.875cm" svg:width="5.392cm" svg:height="1.469cm" draw:z-index="3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6"><draw:frame draw:style-name="fr2" draw:name="Objet55" text:anchor-type="as-char" svg:y="-0.875cm" svg:width="5.6cm" svg:height="1.469cm" draw:z-index="33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9"/>
      <text:p text:style-name="P9"><draw:frame draw:style-name="fr2" draw:name="Objet56" text:anchor-type="as-char" svg:y="-0.875cm" svg:width="5.172cm" svg:height="1.469cm" draw:z-index="34"><draw:object xlink:href="./Object 19" xlink:type="simple" xlink:show="embed" xlink:actuate="onLoad"/><draw:image xlink:href="./ObjectReplacements/Object 19" xlink:type="simple" xlink:show="embed" xlink:actuate="onLoad"/><svg:desc>formule</svg:desc></draw:frame><draw:frame draw:style-name="fr2" draw:name="Objet57" text:anchor-type="as-char" svg:y="-0.875cm" svg:width="5.172cm" svg:height="1.469cm" draw:z-index="35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9"/>
      <text:p text:style-name="P15">Posons <draw:frame draw:style-name="fr2" draw:name="Objet58" text:anchor-type="as-char" svg:y="-0.51cm" svg:width="2.679cm" svg:height="0.616cm" draw:z-index="36"><draw:object xlink:href="./Object 21" xlink:type="simple" xlink:show="embed" xlink:actuate="onLoad"/><draw:image xlink:href="./ObjectReplacements/Object 21" xlink:type="simple" xlink:show="embed" xlink:actuate="onLoad"/><svg:desc>formule</svg:desc></draw:frame><draw:frame draw:style-name="fr2" draw:name="Objet59" text:anchor-type="as-char" svg:y="-0.792cm" svg:width="4.482cm" svg:height="1.349cm" draw:z-index="37"><draw:object xlink:href="./Object 22" xlink:type="simple" xlink:show="embed" xlink:actuate="onLoad"/><draw:image xlink:href="./ObjectReplacements/Object 22" xlink:type="simple" xlink:show="embed" xlink:actuate="onLoad"/><svg:desc>formule</svg:desc></draw:frame><draw:frame draw:style-name="fr2" draw:name="Objet60" text:anchor-type="as-char" svg:y="-0.875cm" svg:width="4.597cm" svg:height="1.469cm" draw:z-index="38"><draw:object xlink:href="./Object 23" xlink:type="simple" xlink:show="embed" xlink:actuate="onLoad"/><draw:image xlink:href="./ObjectReplacements/Object 23" xlink:type="simple" xlink:show="embed" xlink:actuate="onLoad"/><svg:desc>formule</svg:desc></draw:frame><draw:frame draw:style-name="fr2" draw:name="Objet61" text:anchor-type="as-char" svg:y="-0.875cm" svg:width="4.741cm" svg:height="1.469cm" draw:z-index="39"><draw:object xlink:href="./Object 24" xlink:type="simple" xlink:show="embed" xlink:actuate="onLoad"/><draw:image xlink:href="./ObjectReplacements/Object 24" xlink:type="simple" xlink:show="embed" xlink:actuate="onLoad"/><svg:desc>formule</svg:desc></draw:frame><draw:frame draw:style-name="fr2" draw:name="Objet62" text:anchor-type="as-char" svg:y="-0.721cm" svg:width="3.974cm" svg:height="1.162cm" draw:z-index="40"><draw:object xlink:href="./Object 25" xlink:type="simple" xlink:show="embed" xlink:actuate="onLoad"/><draw:image xlink:href="./ObjectReplacements/Object 25" xlink:type="simple" xlink:show="embed" xlink:actuate="onLoad"/><svg:desc>formule</svg:desc></draw:frame><draw:frame draw:style-name="fr2" draw:name="Objet63" text:anchor-type="as-char" svg:y="-0.721cm" svg:width="4.441cm" svg:height="1.162cm" draw:z-index="41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p text:style-name="P9"/>
      <text:p text:style-name="P9"><draw:frame draw:style-name="fr2" draw:name="Objet64" text:anchor-type="as-char" svg:y="-0.721cm" svg:width="4.039cm" svg:height="1.162cm" draw:z-index="42"><draw:object xlink:href="./Object 31" xlink:type="simple" xlink:show="embed" xlink:actuate="onLoad"/><draw:image xlink:href="./ObjectReplacements/Object 31" xlink:type="simple" xlink:show="embed" xlink:actuate="onLoad"/><svg:desc>formule</svg:desc></draw:frame><text:s/><text:span text:style-name="T7">d’où </text:span><text:span text:style-name="T8"><text:tab/> </text:span><text:span text:style-name="T8"><draw:frame draw:style-name="fr1" draw:name="Objet11" text:anchor-type="as-char" svg:y="-1.432cm" svg:width="4.276cm" svg:height="2.79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8"><text:s/></text:span></text:p>
      <text:p text:style-name="P9"/>
      <text:p text:style-name="P9"/>
      <text:p text:style-name="P16"/>
      <text:p text:style-name="P16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5b11b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DU SECOND DEGRÉ <text:span text:style-name="MT1">(Quelques démonstrations )</text:span></text:p>
      </style:header>
      <style:footer>
        <text:p text:style-name="MP2">Page :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4.2$Linux_X86_64 LibreOffice_project/30$Build-2</meta:generator>
    <dc:date>2022-07-20T08:19:13.150774436</dc:date>
    <meta:editing-duration>PT7H18M42S</meta:editing-duration>
    <meta:editing-cycles>58</meta:editing-cycles>
    <meta:document-statistic meta:table-count="0" meta:image-count="0" meta:object-count="44" meta:page-count="2" meta:paragraph-count="24" meta:word-count="91" meta:character-count="556" meta:non-whitespace-character-count="448"/>
  </office:meta>
</office:document-meta>
</file>

<file path=Object 1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10/content.xml><?xml version="1.0" encoding="utf-8"?>
<math xmlns="http://www.w3.org/1998/Math/MathML" display="block">
  <semantics>
    <mstyle mathvariant="bold">
      <mrow>
        <mo stretchy="false">⇔</mo>
        <mtext> </mtext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+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</mrow>
      </mrow>
    </mstyle>
    <annotation encoding="StarMath 5.0">bold { dlrarrow " "left (x + b over {2a} right )^2 " "=" " x^2 + {b over a}x + b^2 over {4a^2}}</annotation>
  </semantics>
</math>
</file>

<file path=Object 11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=</mo>
          <mrow>
            <msup>
              <mrow>
                <mo fence="true" form="prefix" stretchy="true">(</mo>
                <mrow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row>
                <mo fence="true" form="postfix" stretchy="true">)</mo>
              </mrow>
              <mn>2</mn>
            </msup>
            <mo stretchy="false">−</mo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</mrow>
        </mrow>
        <mtext>   (2)</mtext>
      </mrow>
    </mstyle>
    <annotation encoding="StarMath 5.0">bold {  x^2 + {b over a}x = left (x + b over {2a} right )^2 - b^2 over {4a^2}"   (2)"}</annotation>
  </semantics>
</math>
</file>

<file path=Object 12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i>x</mi>
      </mrow>
    </mstyle>
    <annotation encoding="StarMath 5.0">bold { x^2 + {b over a} x }</annotation>
  </semantics>
</math>
</file>

<file path=Object 13/content.xml><?xml version="1.0" encoding="utf-8"?>
<math xmlns="http://www.w3.org/1998/Math/MathML" display="block">
  <semantics>
    <mstyle mathvariant="bold">
      <mtext>(1)</mtext>
    </mstyle>
    <annotation encoding="StarMath 5.0">bold { "(1)"}</annotation>
  </semantics>
</math>
</file>

<file path=Object 14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</mrow>
    </mstyle>
    <annotation encoding="StarMath 5.0">bold { f(x) = ax^2 + bx +c}</annotation>
  </semantics>
</math>
</file>

<file path=Object 15/content.xml><?xml version="1.0" encoding="utf-8"?>
<math xmlns="http://www.w3.org/1998/Math/MathML" display="block">
  <semantics>
    <mstyle mathvariant="bold">
      <mtext>(2)</mtext>
    </mstyle>
    <annotation encoding="StarMath 5.0">bold { "(2)"}</annotation>
  </semantics>
</math>
</file>

<file path=Object 16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  <mo stretchy="false">+</mo>
          <mfrac>
            <mi>c</mi>
            <mi>a</mi>
          </mfrac>
        </mrow>
        <mo stretchy="false">=</mo>
        <mn>0</mn>
      </mrow>
    </mstyle>
    <annotation encoding="StarMath 5.0">bold { left (x + b over {2a} right)^2 - b^2 over {4a^2} +{c over a} = 0}</annotation>
  </semantics>
</math>
</file>

<file path=Object 17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  <mo stretchy="false">+</mo>
          <mfrac>
            <mrow>
              <mn>4</mn>
              <mi mathvariant="italic">ac</mi>
            </mrow>
            <mrow>
              <mn>4</mn>
              <msup>
                <mi>a</mi>
                <mn>2</mn>
              </msup>
            </mrow>
          </mfrac>
        </mrow>
        <mo stretchy="false">=</mo>
        <mn>0</mn>
      </mrow>
    </mstyle>
    <annotation encoding="StarMath 5.0">bold { left (x + b over {2a} right)^2 - b^2 over {4a^2} +{{4ac} over {4a^2}} = 0}</annotation>
  </semantics>
</math>
</file>

<file path=Object 18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row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  <mo stretchy="false">−</mo>
            <mfrac>
              <mrow>
                <mn>4</mn>
                <mi mathvariant="italic">ac</mi>
              </mrow>
              <mrow>
                <mn>4</mn>
                <msup>
                  <mi>a</mi>
                  <mn>2</mn>
                </msup>
              </mrow>
            </mfrac>
          </mrow>
        </mrow>
      </mrow>
    </mstyle>
    <annotation encoding="StarMath 5.0">bold { dlrarrow"  " left (x + b over {2a} right )^2 = b^2 over {4a^2} -{{4ac} over {4a^2}}}</annotation>
  </semantics>
</math>
</file>

<file path=Object 19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frac>
            <mrow>
              <msup>
                <mi>b</mi>
                <mn>2</mn>
              </msup>
              <mo stretchy="false">−</mo>
              <mrow>
                <mn>4</mn>
                <mi mathvariant="italic">ac</mi>
              </mrow>
            </mrow>
            <mrow>
              <mn>4</mn>
              <msup>
                <mi>a</mi>
                <mn>2</mn>
              </msup>
            </mrow>
          </mfrac>
        </mrow>
      </mrow>
    </mstyle>
    <annotation encoding="StarMath 5.0">bold { dlrarrow"  " left (x + b over {2a} right )^2 = {b^2 -{4ac}} over {4a^2}}</annotation>
  </semantics>
</math>
</file>

<file path=Object 2/content.xml><?xml version="1.0" encoding="utf-8"?>
<math xmlns="http://www.w3.org/1998/Math/MathML" display="block">
  <semantics>
    <mstyle mathvariant="bold">
      <mrow>
        <mi>a</mi>
        <mrow>
          <mrow>
            <mo fence="true" form="prefix" stretchy="true">(</mo>
            <mrow>
              <mrow>
                <mrow>
                  <msup>
                    <mi>x</mi>
                    <mn>2</mn>
                  </msup>
                  <mo stretchy="false">+</mo>
                  <mfrac>
                    <mi>b</mi>
                    <mi>a</mi>
                  </mfrac>
                </mrow>
                <mrow>
                  <mi>x</mi>
                  <mo stretchy="false">+</mo>
                  <mfrac>
                    <mi>c</mi>
                    <mi>a</mi>
                  </mfrac>
                </mrow>
              </mrow>
            </mrow>
            <mo fence="true" form="postfix" stretchy="true">)</mo>
          </mrow>
          <mo stretchy="false">=</mo>
          <mn>0</mn>
        </mrow>
      </mrow>
    </mstyle>
    <annotation encoding="StarMath 5.0">bold { a left (x^2 + {b over a} x +{c over a} right ) = 0}</annotation>
  </semantics>
</math>
</file>

<file path=Object 20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frac>
            <mrow>
              <msup>
                <mi>b</mi>
                <mn>2</mn>
              </msup>
              <mo stretchy="false">−</mo>
              <mrow>
                <mn>4</mn>
                <mi mathvariant="italic">ac</mi>
              </mrow>
            </mrow>
            <msup>
              <mrow>
                <mo fence="true" form="prefix" stretchy="false">(</mo>
                <mrow>
                  <mrow>
                    <mn>2</mn>
                    <mi>a</mi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 dlrarrow"  " left (x + b over {2a} right )^2 = {b^2 -{4ac}} over {(2a)^2}}</annotation>
  </semantics>
</math>
</file>

<file path=Object 21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i>b</mi>
            <mn>2</mn>
          </msup>
          <mo stretchy="false">−</mo>
          <mrow>
            <mn>4</mn>
            <mi mathvariant="italic">ac</mi>
          </mrow>
        </mrow>
      </mrow>
    </mstyle>
    <annotation encoding="StarMath 5.0">bold { {%DELTA} = b^2 -{4ac}}</annotation>
  </semantics>
</math>
</file>

<file path=Object 22/content.xml><?xml version="1.0" encoding="utf-8"?>
<math xmlns="http://www.w3.org/1998/Math/MathML" display="block">
  <semantics>
    <mstyle mathvariant="bold">
      <mrow>
        <mo stretchy="false">⇒</mo>
        <mtext>  </mtext>
        <mrow>
          <msup>
            <mrow>
              <mo fence="true" form="prefix" stretchy="fals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false">)</mo>
            </mrow>
            <mn>2</mn>
          </msup>
          <mo stretchy="false">=</mo>
          <mfrac>
            <mi mathvariant="normal">Δ</mi>
            <msup>
              <mrow>
                <mo fence="true" form="prefix" stretchy="false">(</mo>
                <mrow>
                  <mrow>
                    <mn>2</mn>
                    <mi>a</mi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 drarrow"  " (x + b over {2a})^2 = {%DELTA} over {(2a)^2}}</annotation>
  </semantics>
</math>
</file>

<file path=Object 23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frac>
            <msup>
              <msqrt>
                <mi mathvariant="normal">Δ</mi>
              </msqrt>
              <mn>2</mn>
            </msup>
            <msup>
              <mrow>
                <mo fence="true" form="prefix" stretchy="false">(</mo>
                <mrow>
                  <mrow>
                    <mn>2</mn>
                    <mi>a</mi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 dlrarrow"  " left (x + b over {2a} right )^2 = {{sqrt%DELTA}^2} over {(2a)^2}}</annotation>
  </semantics>
</math>
</file>

<file path=Object 24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sup>
            <mrow>
              <mo fence="true" form="prefix" stretchy="true">(</mo>
              <mrow>
                <mfrac>
                  <msqrt>
                    <mi mathvariant="normal">Δ</mi>
                  </msqrt>
                  <mrow>
                    <mn>2</mn>
                    <mi>a</mi>
                  </mrow>
                </mfrac>
              </mrow>
              <mo fence="true" form="postfix" stretchy="true">)</mo>
            </mrow>
            <mn>2</mn>
          </msup>
        </mrow>
      </mrow>
    </mstyle>
    <annotation encoding="StarMath 5.0">bold { dlrarrow"  " left (x + b over {2a}right )^2 = left ({sqrt%DELTA} over {2a} right )^2}</annotation>
  </semantics>
</math>
</file>

<file path=Object 25/content.xml><?xml version="1.0" encoding="utf-8"?>
<math xmlns="http://www.w3.org/1998/Math/MathML" display="block">
  <semantics>
    <mstyle mathvariant="bold">
      <mrow>
        <mo stretchy="false">⇔</mo>
        <mtext>  </mtext>
        <mrow>
          <mrow>
            <mi>x</mi>
            <mo stretchy="false">+</mo>
            <mfrac>
              <mi>b</mi>
              <mrow>
                <mn>2</mn>
                <mi>a</mi>
              </mrow>
            </mfrac>
          </mrow>
          <mo stretchy="false">=</mo>
          <mrow>
            <mo stretchy="false">±</mo>
            <mfrac>
              <msqrt>
                <mi mathvariant="normal">Δ</mi>
              </msqrt>
              <mrow>
                <mn>2</mn>
                <mi>a</mi>
              </mrow>
            </mfrac>
          </mrow>
        </mrow>
      </mrow>
    </mstyle>
    <annotation encoding="StarMath 5.0">bold { dlrarrow"  " x + b over {2a} = +-{{sqrt%DELTA} over {2a}}}</annotation>
  </semantics>
</math>
</file>

<file path=Object 26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row>
            <mo fence="true" form="prefix" stretchy="true">(</mo>
            <mrow>
              <mrow>
                <mrow>
                  <msup>
                    <mi>x</mi>
                    <mn>2</mn>
                  </msup>
                  <mo stretchy="false">+</mo>
                  <mfrac>
                    <mi>b</mi>
                    <mi>a</mi>
                  </mfrac>
                </mrow>
                <mi>x</mi>
              </mrow>
            </mrow>
            <mo fence="true" form="postfix" stretchy="true">)</mo>
          </mrow>
          <mo stretchy="false">+</mo>
          <mi>c</mi>
        </mrow>
        <mtext>       (1)</mtext>
      </mrow>
    </mstyle>
    <annotation encoding="StarMath 5.0">bold { f(x) = a left (x^2 + {b over a} x right ) + c "       (1)" }</annotation>
  </semantics>
</math>
</file>

<file path=Object 27/content.xml><?xml version="1.0" encoding="utf-8"?>
<math xmlns="http://www.w3.org/1998/Math/MathML" display="block">
  <semantics>
    <mstyle mathvariant="bold">
      <mrow>
        <mo fence="true" form="prefix" stretchy="true">(</mo>
        <mrow>
          <mrow>
            <mrow>
              <msup>
                <mi>x</mi>
                <mn>2</mn>
              </msup>
              <mo stretchy="false">+</mo>
              <mfrac>
                <mi>b</mi>
                <mi>a</mi>
              </mfrac>
            </mrow>
            <mi>x</mi>
          </mrow>
        </mrow>
        <mo fence="true" form="postfix" stretchy="true">)</mo>
      </mrow>
    </mstyle>
    <annotation encoding="StarMath 5.0">bold { left (x^2 + {b over a} x right )}</annotation>
  </semantics>
</math>
</file>

<file path=Object 28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row>
                <mi>A</mi>
                <mo stretchy="false">+</mo>
                <mi>B</mi>
              </mrow>
            </mrow>
            <mo fence="true" form="postfix" stretchy="false">)</mo>
          </mrow>
          <mn>2</mn>
        </msup>
        <mrow>
          <mtext> </mtext>
          <mo stretchy="false">=</mo>
          <mtext> </mtext>
        </mrow>
        <mrow>
          <msup>
            <mi>A</mi>
            <mn>2</mn>
          </msup>
          <mo stretchy="false">+</mo>
          <mn>2</mn>
        </mrow>
        <mi mathvariant="italic">AB</mi>
        <mrow>
          <mi>x</mi>
          <mo stretchy="false">+</mo>
          <msup>
            <mi>B</mi>
            <mn>2</mn>
          </msup>
        </mrow>
      </mrow>
    </mstyle>
    <annotation encoding="StarMath 5.0">bold { (A + B)^2 " "=" " A^2 + 2AB x + B^2}</annotation>
  </semantics>
</math>
</file>

<file path=Object 29/content.xml><?xml version="1.0" encoding="utf-8"?>
<math xmlns="http://www.w3.org/1998/Math/MathML" display="block">
  <semantics>
    <mstyle mathvariant="bold">
      <mrow>
        <mo stretchy="false">⇔</mo>
        <mtext>  </mtext>
        <mrow>
          <mi>x</mi>
          <mo stretchy="false">=</mo>
          <mrow>
            <mo stretchy="false">−</mo>
            <mfrac>
              <mi>b</mi>
              <mrow>
                <mn>2</mn>
                <mi>a</mi>
              </mrow>
            </mfrac>
          </mrow>
        </mrow>
        <mrow>
          <mtext> </mtext>
          <mo stretchy="false">±</mo>
          <mtext> </mtext>
        </mrow>
        <mfrac>
          <msqrt>
            <mi mathvariant="normal">Δ</mi>
          </msqrt>
          <mrow>
            <mn>2</mn>
            <mi>a</mi>
          </mrow>
        </mfrac>
      </mrow>
    </mstyle>
    <annotation encoding="StarMath 5.0">bold { dlrarrow"  " x  = -{ b over {2a}} " "+-" "{{sqrt%DELTA} over {2a}}}</annotation>
  </semantics>
</math>
</file>

<file path=Object 3/content.xml><?xml version="1.0" encoding="utf-8"?>
<math xmlns="http://www.w3.org/1998/Math/MathML" display="block">
  <semantics>
    <mstyle mathvariant="bold">
      <mi>a</mi>
    </mstyle>
    <annotation encoding="StarMath 5.0">bold { a}</annotation>
  </semantics>
</math>
</file>

<file path=Object 30/content.xml><?xml version="1.0" encoding="utf-8"?>
<math xmlns="http://www.w3.org/1998/Math/MathML" display="block">
  <semantics>
    <mstyle mathvariant="bold">
      <mrow>
        <mo stretchy="false">⇔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frac>
            <msup>
              <mi>b</mi>
              <mn>2</mn>
            </msup>
            <mrow>
              <mn>4</mn>
              <mi>a</mi>
            </mrow>
          </mfrac>
          <mo stretchy="false">+</mo>
          <mi>c</mi>
        </mrow>
      </mrow>
    </mstyle>
    <annotation encoding="StarMath 5.0">bold { dlrarrow " "f(x) = a left (x + b over {2a} right)^2 -{ b^2 over {4a}} + c}</annotation>
  </semantics>
</math>
</file>

<file path=Object 31/content.xml><?xml version="1.0" encoding="utf-8"?>
<math xmlns="http://www.w3.org/1998/Math/MathML" display="block">
  <semantics>
    <mstyle mathvariant="bold">
      <mrow>
        <mo stretchy="false">⇔</mo>
        <mtext>  </mtext>
        <mrow>
          <mi>x</mi>
          <mo stretchy="false">=</mo>
          <mfrac>
            <mrow>
              <mrow>
                <mo stretchy="false">−</mo>
                <mi>b</mi>
              </mrow>
              <mrow>
                <mtext> </mtext>
                <mo stretchy="false">±</mo>
                <mtext> </mtext>
              </mrow>
              <msqrt>
                <mi mathvariant="normal">Δ</mi>
              </msqrt>
            </mrow>
            <mrow>
              <mn>2</mn>
              <mi>a</mi>
            </mrow>
          </mfrac>
        </mrow>
      </mrow>
    </mstyle>
    <annotation encoding="StarMath 5.0">bold { dlrarrow"  " x  = { -b " "+-" "{sqrt%DELTA}} over {2a}}</annotation>
  </semantics>
</math>
</file>

<file path=Object 32/content.xml><?xml version="1.0" encoding="utf-8"?>
<math xmlns="http://www.w3.org/1998/Math/MathML" display="block">
  <semantics>
    <mstyle mathvariant="bold">
      <mrow>
        <mo stretchy="false">⇔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true">[</mo>
              <mrow>
                <mrow>
                  <mi>x</mi>
                  <mo stretchy="false">−</mo>
                  <mrow>
                    <mo fence="true" form="prefix" stretchy="true">(</mo>
                    <mrow>
                      <mrow>
                        <mo stretchy="false">−</mo>
                        <mfrac>
                          <mi>b</mi>
                          <mrow>
                            <mn>2</mn>
                            <mi>a</mi>
                          </mrow>
                        </mfrac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  <mn>2</mn>
          </msup>
          <mo stretchy="false">+</mo>
          <mrow>
            <mo fence="true" form="prefix" stretchy="true">(</mo>
            <mrow>
              <mrow>
                <mrow>
                  <mo stretchy="false">−</mo>
                  <mfrac>
                    <msup>
                      <mi>b</mi>
                      <mn>2</mn>
                    </msup>
                    <mrow>
                      <mn>4</mn>
                      <mi>a</mi>
                    </mrow>
                  </mfrac>
                </mrow>
                <mo stretchy="false">+</mo>
                <mi>c</mi>
              </mrow>
            </mrow>
            <mo fence="true" form="postfix" stretchy="true">)</mo>
          </mrow>
        </mrow>
      </mrow>
    </mstyle>
    <annotation encoding="StarMath 5.0">bold { dlrarrow " "f(x) = a left [x - left( - { b over {2a}} right) right]^2  + left(-{ b^2 over {4a}} + c right)}</annotation>
  </semantics>
</math>
</file>

<file path=Object 33/content.xml><?xml version="1.0" encoding="utf-8"?>
<math xmlns="http://www.w3.org/1998/Math/MathML" display="block">
  <semantics>
    <mstyle mathvariant="bold">
      <mrow>
        <mi>β</mi>
        <mo stretchy="false">=</mo>
        <mrow>
          <mrow>
            <mo stretchy="false">−</mo>
            <mfrac>
              <msup>
                <mi>b</mi>
                <mn>2</mn>
              </msup>
              <mrow>
                <mn>4</mn>
                <mi>a</mi>
              </mrow>
            </mfrac>
          </mrow>
          <mo stretchy="false">+</mo>
          <mi>c</mi>
        </mrow>
      </mrow>
    </mstyle>
    <annotation encoding="StarMath 5.0">bold {  %beta = -{ b^2 over {4a}} + c}</annotation>
  </semantics>
</math>
</file>

<file path=Object 34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false">(</mo>
              <mrow>
                <mrow>
                  <mi>x</mi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i>β</mi>
        </mrow>
        <mtext>  et  </mtext>
        <mrow>
          <mi>β</mi>
          <mo stretchy="false">=</mo>
          <mi>f</mi>
        </mrow>
        <mrow>
          <mo fence="true" form="prefix" stretchy="false">(</mo>
          <mrow>
            <mi>α</mi>
          </mrow>
          <mo fence="true" form="postfix" stretchy="false">)</mo>
        </mrow>
      </mrow>
    </mstyle>
    <annotation encoding="StarMath 5.0">bold {f(x) = a (x - %alpha)^2 + %beta"  et  "%beta = f(%alpha)}</annotation>
  </semantics>
</math>
</file>

<file path=Object 35/content.xml><?xml version="1.0" encoding="utf-8"?>
<math xmlns="http://www.w3.org/1998/Math/MathML" display="block">
  <semantics>
    <mstyle mathvariant="bold">
      <mrow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sup>
          <mi>x</mi>
          <mn>2</mn>
        </msup>
        <mrow>
          <mtext> </mtext>
          <mo stretchy="false">+</mo>
          <mtext> </mtext>
        </mrow>
        <mn>2</mn>
        <mrow>
          <mo fence="true" form="prefix" stretchy="true">(</mo>
          <mrow>
            <mfrac>
              <mi>b</mi>
              <mrow>
                <mn>2</mn>
                <mi>a</mi>
              </mrow>
            </mfrac>
          </mrow>
          <mo fence="true" form="postfix" stretchy="true">)</mo>
        </mrow>
        <mi>x</mi>
        <mrow>
          <mtext> </mtext>
          <mo stretchy="false">+</mo>
          <mtext> </mtext>
        </mrow>
        <msup>
          <mrow>
            <mo fence="true" form="prefix" stretchy="true">(</mo>
            <mrow>
              <mfrac>
                <mi>b</mi>
                <mrow>
                  <mn>2</mn>
                  <mi>a</mi>
                </mrow>
              </mfrac>
            </mrow>
            <mo fence="true" form="postfix" stretchy="true">)</mo>
          </mrow>
          <mn>2</mn>
        </msup>
      </mrow>
    </mstyle>
    <annotation encoding="StarMath 5.0">bold { left (x + b over {2a} right )^2 " "=" " x^2 " "+" " 2 left (b over {2a} right )x" " +" " left (b over {2a} right )^2}</annotation>
  </semantics>
</math>
</file>

<file path=Object 36/content.xml><?xml version="1.0" encoding="utf-8"?>
<math xmlns="http://www.w3.org/1998/Math/MathML" display="block">
  <semantics>
    <mstyle mathvariant="bold">
      <mrow>
        <mo stretchy="false">⇔</mo>
        <mtext> </mtext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+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</mrow>
      </mrow>
    </mstyle>
    <annotation encoding="StarMath 5.0">bold { dlrarrow " "left (x + b over {2a} right )^2 " "=" " x^2 + {b over a}x + b^2 over {4a^2}}</annotation>
  </semantics>
</math>
</file>

<file path=Object 37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=</mo>
          <mrow>
            <msup>
              <mrow>
                <mo fence="true" form="prefix" stretchy="true">(</mo>
                <mrow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row>
                <mo fence="true" form="postfix" stretchy="true">)</mo>
              </mrow>
              <mn>2</mn>
            </msup>
            <mo stretchy="false">−</mo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</mrow>
        </mrow>
        <mtext>   (2)</mtext>
      </mrow>
    </mstyle>
    <annotation encoding="StarMath 5.0">bold {  x^2 + {b over a}x = left (x + b over {2a} right )^2 - b^2 over {4a^2}"   (2)"}</annotation>
  </semantics>
</math>
</file>

<file path=Object 38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i>x</mi>
      </mrow>
    </mstyle>
    <annotation encoding="StarMath 5.0">bold { x^2 + {b over a} x }</annotation>
  </semantics>
</math>
</file>

<file path=Object 39/content.xml><?xml version="1.0" encoding="utf-8"?>
<math xmlns="http://www.w3.org/1998/Math/MathML" display="block">
  <semantics>
    <mstyle mathvariant="bold">
      <mtext>(1)</mtext>
    </mstyle>
    <annotation encoding="StarMath 5.0">bold { "(1)"}</annotation>
  </semantics>
</math>
</file>

<file path=Object 4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}</annotation>
  </semantics>
</math>
</file>

<file path=Object 40/content.xml><?xml version="1.0" encoding="utf-8"?>
<math xmlns="http://www.w3.org/1998/Math/MathML" display="block">
  <semantics>
    <mstyle mathvariant="bold">
      <mtext>(2)</mtext>
    </mstyle>
    <annotation encoding="StarMath 5.0">bold { "(2)"}</annotation>
  </semantics>
</math>
</file>

<file path=Object 4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i>x</mi>
                        <mo stretchy="false">+</mo>
                        <mfrac>
                          <mi>b</mi>
                          <mrow>
                            <mn>2</mn>
                            <mi>a</mi>
                          </mrow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−</mo>
                <mfrac>
                  <msup>
                    <mi>b</mi>
                    <mn>2</mn>
                  </msup>
                  <mrow>
                    <mn>4</mn>
                    <msup>
                      <mi>a</mi>
                      <mn>2</mn>
                    </msup>
                  </mrow>
                </mfrac>
              </mrow>
            </mrow>
            <mo fence="true" form="postfix" stretchy="true">)</mo>
          </mrow>
          <mo stretchy="false">+</mo>
          <mi>c</mi>
        </mrow>
      </mrow>
    </mstyle>
    <annotation encoding="StarMath 5.0">bold {f(x)=  a left ( left (x + b over {2a} right)^2 - b^2 over {4a^2} right ) + c}</annotation>
  </semantics>
</math>
</file>

<file path=Object 42/content.xml><?xml version="1.0" encoding="utf-8"?>
<math xmlns="http://www.w3.org/1998/Math/MathML" display="block">
  <semantics>
    <mstyle mathvariant="bold">
      <mrow>
        <mo stretchy="false">⇔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i>a</mi>
        </mrow>
        <mrow>
          <mrow>
            <mo fence="true" form="prefix" stretchy="true">(</mo>
            <mrow>
              <mfrac>
                <msup>
                  <mi>b</mi>
                  <mn>2</mn>
                </msup>
                <mrow>
                  <mn>4</mn>
                  <msup>
                    <mi>a</mi>
                    <mn>2</mn>
                  </msup>
                </mrow>
              </mfrac>
            </mrow>
            <mo fence="true" form="postfix" stretchy="true">)</mo>
          </mrow>
          <mo stretchy="false">+</mo>
          <mi>c</mi>
        </mrow>
      </mrow>
    </mstyle>
    <annotation encoding="StarMath 5.0">bold { dlrarrow " "f(x) = a left (x + b over {2a} right)^2 - a left (b^2 over {4a^2} right ) + c}</annotation>
  </semantics>
</math>
</file>

<file path=Object 43/content.xml><?xml version="1.0" encoding="utf-8"?>
<math xmlns="http://www.w3.org/1998/Math/MathML" display="block">
  <semantics>
    <mstyle mathvariant="bold">
      <mrow>
        <mrow>
          <mi>S</mi>
          <mo stretchy="false">=</mo>
          <mtext> </mtext>
        </mrow>
        <mrow>
          <mo fence="true" form="prefix" stretchy="true">{</mo>
          <mrow>
            <mtable>
              <mtr>
                <mtd>
                  <mrow>
                    <msub>
                      <mi>x</mi>
                      <mn>1</mn>
                    </msub>
                    <mo stretchy="false">=</mo>
                    <mfrac>
                      <mrow>
                        <mrow>
                          <mo stretchy="false">−</mo>
                          <mi>b</mi>
                        </mrow>
                        <mo stretchy="false">−</mo>
                        <msqrt>
                          <mi mathvariant="normal">Δ</mi>
                        </msqrt>
                      </mrow>
                      <mrow>
                        <mn>2</mn>
                        <mi>a</mi>
                      </mrow>
                    </mfrac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o stretchy="false">=</mo>
                    <mfrac>
                      <mrow>
                        <mrow>
                          <mo stretchy="false">−</mo>
                          <mi>b</mi>
                        </mrow>
                        <mo stretchy="false">+</mo>
                        <msqrt>
                          <mi mathvariant="normal">Δ</mi>
                        </msqrt>
                      </mrow>
                      <mrow>
                        <mn>2</mn>
                        <mi>a</mi>
                      </mrow>
                    </mfrac>
                  </mrow>
                </mtd>
              </mtr>
            </mtable>
          </mrow>
        </mrow>
      </mrow>
    </mstyle>
    <annotation encoding="StarMath 5.0">bold 
{ 

S=" " left lbrace stack 
{
x_1 = {{-b - sqrt{%DELTA}} over {2a}} # 
x_2 = {{-b + sqrt{%DELTA}} over {2a}}}

right none




}</annotation>
  </semantics>
</math>
</file>

<file path=Object 5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row>
          <mrow>
            <mi>x</mi>
            <mo stretchy="false">+</mo>
            <mfrac>
              <mi>c</mi>
              <mi>a</mi>
            </mfrac>
          </mrow>
          <mo stretchy="false">=</mo>
          <mn>0</mn>
        </mrow>
        <mtext>   (1)</mtext>
      </mrow>
    </mstyle>
    <annotation encoding="StarMath 5.0">bold { x^2 + {b over a} x +{c over a} = 0"   (1)"}</annotation>
  </semantics>
</math>
</file>

<file path=Object 53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</mrow>
    </mstyle>
    <annotation encoding="StarMath 5.0">bold { %alpha = -{b over {2a} }}</annotation>
  </semantics>
</math>
</file>

<file path=Object 6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row>
                <mi>x</mi>
                <mo stretchy="false">+</mo>
                <mi>α</mi>
              </mrow>
            </mrow>
            <mo fence="true" form="postfix" stretchy="false">)</mo>
          </mrow>
          <mn>2</mn>
        </msup>
        <mrow>
          <mtext> </mtext>
          <mo stretchy="false">=</mo>
          <mtext> </mtext>
        </mrow>
        <mrow>
          <msup>
            <mi>x</mi>
            <mn>2</mn>
          </msup>
          <mo stretchy="false">+</mo>
          <mn>2</mn>
        </mrow>
        <mi>α</mi>
        <mrow>
          <mi>x</mi>
          <mo stretchy="false">+</mo>
          <msup>
            <mi>α</mi>
            <mn>2</mn>
          </msup>
        </mrow>
      </mrow>
    </mstyle>
    <annotation encoding="StarMath 5.0">bold { (x + %alpha)^2 " "=" " x^2 + 2%alpha x + {%alpha}^2}</annotation>
  </semantics>
</math>
</file>

<file path=Object 7/content.xml><?xml version="1.0" encoding="utf-8"?>
<math xmlns="http://www.w3.org/1998/Math/MathML" display="block">
  <semantics>
    <mstyle mathvariant="bold">
      <mrow>
        <mn>2</mn>
        <mrow>
          <mi>α</mi>
          <mo stretchy="false">=</mo>
          <mfrac>
            <mi>b</mi>
            <mi>a</mi>
          </mfrac>
        </mrow>
      </mrow>
    </mstyle>
    <annotation encoding="StarMath 5.0">bold { 2%alpha = b over a}</annotation>
  </semantics>
</math>
</file>

<file path=Object 8/content.xml><?xml version="1.0" encoding="utf-8"?>
<math xmlns="http://www.w3.org/1998/Math/MathML" display="block">
  <semantics>
    <mstyle mathvariant="bold">
      <mrow>
        <mi>α</mi>
        <mo stretchy="false">=</mo>
        <mfrac>
          <mi>b</mi>
          <mrow>
            <mn>2</mn>
            <mi>a</mi>
          </mrow>
        </mfrac>
      </mrow>
    </mstyle>
    <annotation encoding="StarMath 5.0">bold { %alpha = b over { 2a}}</annotation>
  </semantics>
</math>
</file>

<file path=Object 9/content.xml><?xml version="1.0" encoding="utf-8"?>
<math xmlns="http://www.w3.org/1998/Math/MathML" display="block">
  <semantics>
    <mstyle mathvariant="bold">
      <mrow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sup>
          <mi>x</mi>
          <mn>2</mn>
        </msup>
        <mrow>
          <mtext> </mtext>
          <mo stretchy="false">+</mo>
          <mtext> </mtext>
        </mrow>
        <mn>2</mn>
        <mrow>
          <mo fence="true" form="prefix" stretchy="true">(</mo>
          <mrow>
            <mfrac>
              <mi>b</mi>
              <mrow>
                <mn>2</mn>
                <mi>a</mi>
              </mrow>
            </mfrac>
          </mrow>
          <mo fence="true" form="postfix" stretchy="true">)</mo>
        </mrow>
        <mi>x</mi>
        <mrow>
          <mtext> </mtext>
          <mo stretchy="false">+</mo>
          <mtext> </mtext>
        </mrow>
        <msup>
          <mrow>
            <mo fence="true" form="prefix" stretchy="true">(</mo>
            <mrow>
              <mfrac>
                <mi>b</mi>
                <mrow>
                  <mn>2</mn>
                  <mi>a</mi>
                </mrow>
              </mfrac>
            </mrow>
            <mo fence="true" form="postfix" stretchy="true">)</mo>
          </mrow>
          <mn>2</mn>
        </msup>
      </mrow>
    </mstyle>
    <annotation encoding="StarMath 5.0">bold { left (x + b over {2a} right )^2 " "=" " x^2 " "+" " 2 left (b over {2a} right )x" " +" " left (b over {2a} right )^2}</annotation>
  </semantics>
</math>
</file>